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4c4c4c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2" style:family="table-cell" style:parent-style-name="Default">
      <style:table-cell-properties fo:background-color="#e6e6ff"/>
      <style:map style:condition="cell-content()=0" style:apply-style-name="Untitled3" style:base-cell-address="Hoja2.E4"/>
      <style:map style:condition="cell-content()=1" style:apply-style-name="Untitled2" style:base-cell-address="Hoja2.E4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9"/>
      <style:map style:condition="cell-content()=1" style:apply-style-name="Untitled2" style:base-cell-address="Hoja2.E9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10"/>
      <style:map style:condition="cell-content()=1" style:apply-style-name="Untitled2" style:base-cell-address="Hoja2.E10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14"/>
      <style:map style:condition="cell-content()=1" style:apply-style-name="Untitled2" style:base-cell-address="Hoja2.E14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15"/>
      <style:map style:condition="cell-content()=1" style:apply-style-name="Untitled2" style:base-cell-address="Hoja2.E15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17"/>
      <style:map style:condition="cell-content()=1" style:apply-style-name="Untitled2" style:base-cell-address="Hoja2.E17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19"/>
      <style:map style:condition="cell-content()=1" style:apply-style-name="Untitled2" style:base-cell-address="Hoja2.E19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20"/>
      <style:map style:condition="cell-content()=1" style:apply-style-name="Untitled2" style:base-cell-address="Hoja2.E20"/>
    </style:style>
    <style:style style:name="ce21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del_id:id</text:p>
          </table:table-cell>
          <table:table-cell office:value-type="string" calcext:value-type="string">
            <text:p>group_id:id</text:p>
          </table:table-cell>
          <table:table-cell office:value-type="string" calcext:value-type="string">
            <text:p>perm_read</text:p>
          </table:table-cell>
          <table:table-cell office:value-type="string" calcext:value-type="string">
            <text:p>perm_write</text:p>
          </table:table-cell>
          <table:table-cell office:value-type="string" calcext:value-type="string">
            <text:p>perm_create</text:p>
          </table:table-cell>
          <table:table-cell office:value-type="string" calcext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 calcext:value-type="string">
            <text:p>access_academic_title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 calcext:value-type="string">
            <text:p>access_academic_career_line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 calcext:value-type="string">
            <text:p>access_academic_career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 calcext:value-type="string">
            <text:p>access_academic_charge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 calcext:value-type="string">
            <text:p>access_academic_course_line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 calcext:value-type="string">
            <text:p>access_academic_course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 calcext:value-type="string">
            <text:p>access_academic_course_parallel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 calcext:value-type="string">
            <text:p>access_academic_distributive_detail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 calcext:value-type="string">
            <text:p>access_academic_distributive_line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 calcext:value-type="string">
            <text:p>access_academic_distributive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 calcext:value-type="string">
            <text:p>access_academic_educational_detail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 calcext:value-type="string">
            <text:p>access_academic_edinstitution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 calcext:value-type="string">
            <text:p>access_academic_enrollment_drag_line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 calcext:value-type="string">
            <text:p>access_academic_enroll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 calcext:value-type="string">
            <text:p>access_academic_enrollment_period_type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 calcext:value-type="string">
            <text:p>access_academic_enrollment_subject_line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 calcext:value-type="string">
            <text:p>access_academic_equivalence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 calcext:value-type="string">
            <text:p>access_academic_faculty_line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 calcext:value-type="string">
            <text:p>access_academic_facult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 calcext:value-type="string">
            <text:p>access_academic_famil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 calcext:value-type="string">
            <text:p>access_academic_inasistance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 calcext:value-type="string">
            <text:p>access_academic_rate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 calcext:value-type="string">
            <text:p>access_academic_inscription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 calcext:value-type="string">
            <text:p>access_academic_institution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 calcext:value-type="string">
            <text:p>access_academic_grid_level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 calcext:value-type="string">
            <text:p>access_academic_grid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 calcext:value-type="string">
            <text:p>access_academic_inpu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 calcext:value-type="string">
            <text:p>access_academic_period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 calcext:value-type="string">
            <text:p>access_academic_person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 calcext:value-type="string">
            <text:p>access_academic_registered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 calcext:value-type="string">
            <text:p>access_academic_profession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 calcext:value-type="string">
            <text:p>access_academic_qualitative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 calcext:value-type="string">
            <text:p>access_academic_ratif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 calcext:value-type="string">
            <text:p>access_academic_schedule_line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 calcext:value-type="string">
            <text:p>access_academic_schedule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 calcext:value-type="string">
            <text:p>access_academic_schoolperiod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 calcext:value-type="string">
            <text:p>access_academic_schoolperiod_rule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 calcext:value-type="string">
            <text:p>access_base_res_country_state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 calcext:value-type="string">
            <text:p>access_academic_stud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 calcext:value-type="string">
            <text:p>access_academic_subjec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 calcext:value-type="string">
            <text:p>access_academic_teacher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 calcext:value-type="string">
            <text:p>access_academic_uni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 calcext:value-type="string">
            <text:p>access_base_res_partner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 calcext:value-type="string">
            <text:p>access_base_res_users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 calcext:value-type="string">
            <text:p>access_academic_title_faculty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 calcext:value-type="string">
            <text:p>access_academic_career_faculty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 calcext:value-type="string">
            <text:p>access_academic_career_line_faculty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 calcext:value-type="string">
            <text:p>access_academic_charge_faculty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faculty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 calcext:value-type="string">
            <text:p>access_academic_course_faculty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 calcext:value-type="string">
            <text:p>access_academic_course_line_faculty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 calcext:value-type="string">
            <text:p>access_academic_course_parallel_faculty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faculty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 calcext:value-type="string">
            <text:p>access_academic_distributive_detail_faculty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 calcext:value-type="string">
            <text:p>access_academic_distributive_faculty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 calcext:value-type="string">
            <text:p>access_academic_distributive_line_faculty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 calcext:value-type="string">
            <text:p>access_academic_edinstitution_faculty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 calcext:value-type="string">
            <text:p>access_academic_educational_detail_faculty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 calcext:value-type="string">
            <text:p>access_academic_enrollment_drag_line_faculty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 calcext:value-type="string">
            <text:p>access_academic_enrollment_faculty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 calcext:value-type="string">
            <text:p>access_academic_enrollment_period_type_faculty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 calcext:value-type="string">
            <text:p>access_academic_enrollment_subject_line_faculty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faculty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 calcext:value-type="string">
            <text:p>access_academic_equivalence_faculty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faculty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 calcext:value-type="string">
            <text:p>access_academic_faculty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 calcext:value-type="string">
            <text:p>access_academic_faculty_line_faculty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 calcext:value-type="string">
            <text:p>access_academic_family_facult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 calcext:value-type="string">
            <text:p>access_academic_inasistance_faculty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 calcext:value-type="string">
            <text:p>access_academic_rate_faculty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 calcext:value-type="string">
            <text:p>access_academic_inscription_faculty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 calcext:value-type="string">
            <text:p>access_academic_institution_faculty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 calcext:value-type="string">
            <text:p>access_academic_grid_faculty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 calcext:value-type="string">
            <text:p>access_academic_grid_level_faculty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 calcext:value-type="string">
            <text:p>access_academic_period_faculty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 calcext:value-type="string">
            <text:p>access_academic_input_faculty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 calcext:value-type="string">
            <text:p>access_academic_person_faculty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 calcext:value-type="string">
            <text:p>access_academic_registered_faculty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 calcext:value-type="string">
            <text:p>access_academic_profession_faculty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 calcext:value-type="string">
            <text:p>access_academic_qualitative_faculty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 calcext:value-type="string">
            <text:p>access_academic_ratify_facult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 calcext:value-type="string">
            <text:p>access_academic_schedule_faculty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 calcext:value-type="string">
            <text:p>access_academic_schedule_line_faculty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 calcext:value-type="string">
            <text:p>access_academic_schoolperiod_faculty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 calcext:value-type="string">
            <text:p>access_academic_schoolperiod_rule_faculty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 calcext:value-type="string">
            <text:p>access_base_res_country_state_faculty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 calcext:value-type="string">
            <text:p>access_academic_student_faculty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 calcext:value-type="string">
            <text:p>access_academic_subject_faculty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 calcext:value-type="string">
            <text:p>access_academic_teacher_faculty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 calcext:value-type="string">
            <text:p>access_academic_unit_faculty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 calcext:value-type="string">
            <text:p>access_base_res_partner_faculty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 calcext:value-type="string">
            <text:p>access_base_res_users_faculty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faculty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 calcext:value-type="string">
            <text:p>access_academic_title_secretary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 calcext:value-type="string">
            <text:p>access_academic_career_line_secretary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 calcext:value-type="string">
            <text:p>access_academic_career_secretary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 calcext:value-type="string">
            <text:p>access_academic_charge_secretary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_manag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 calcext:value-type="string">
            <text:p>access_academic_course_line_secretary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 calcext:value-type="string">
            <text:p>access_academic_course_secretary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 calcext:value-type="string">
            <text:p>access_academic_course_parallel_secretary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_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 calcext:value-type="string">
            <text:p>access_academic_distributive_detail_secretary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 calcext:value-type="string">
            <text:p>access_academic_distributive_line_secretary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 calcext:value-type="string">
            <text:p>access_academic_distributive_secretary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 calcext:value-type="string">
            <text:p>access_academic_educational_detail_secretary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 calcext:value-type="string">
            <text:p>access_academic_edinstitution_secretary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 calcext:value-type="string">
            <text:p>access_academic_enrollment_drag_line_secretary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 calcext:value-type="string">
            <text:p>access_academic_enrollment_secretary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 calcext:value-type="string">
            <text:p>access_academic_enrollment_period_type_secretary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 calcext:value-type="string">
            <text:p>access_academic_enrollment_subject_line_secretary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_manag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 calcext:value-type="string">
            <text:p>access_academic_equivalence_secretary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_manag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 calcext:value-type="string">
            <text:p>access_academic_faculty_line_secretary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 calcext:value-type="string">
            <text:p>access_academic_faculty_secretary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 calcext:value-type="string">
            <text:p>access_academic_family_secretary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 calcext:value-type="string">
            <text:p>access_academic_inasistance_secretary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 calcext:value-type="string">
            <text:p>access_academic_rate_secretary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 calcext:value-type="string">
            <text:p>access_academic_inscription_secretary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 calcext:value-type="string">
            <text:p>access_academic_institution_secretary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 calcext:value-type="string">
            <text:p>access_academic_grid_level_secretary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 calcext:value-type="string">
            <text:p>access_academic_grid_secretary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 calcext:value-type="string">
            <text:p>access_academic_input_secretary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 calcext:value-type="string">
            <text:p>access_academic_period_secretary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 calcext:value-type="string">
            <text:p>access_academic_person_secretary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 calcext:value-type="string">
            <text:p>access_academic_registered_secretary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 calcext:value-type="string">
            <text:p>access_academic_profession_secretary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 calcext:value-type="string">
            <text:p>access_academic_qualitative_secretary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 calcext:value-type="string">
            <text:p>access_academic_ratify_secretary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 calcext:value-type="string">
            <text:p>access_academic_schedule_line_secretary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 calcext:value-type="string">
            <text:p>access_academic_schedule_secretary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 calcext:value-type="string">
            <text:p>access_academic_schoolperiod_secretary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 calcext:value-type="string">
            <text:p>access_academic_schoolperiod_rule_secretary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 calcext:value-type="string">
            <text:p>access_base_res_country_state_secretary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 calcext:value-type="string">
            <text:p>access_academic_student_secretary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 calcext:value-type="string">
            <text:p>access_academic_subject_secretary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 calcext:value-type="string">
            <text:p>access_academic_teacher_secretary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 calcext:value-type="string">
            <text:p>access_academic_unit_secretary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 calcext:value-type="string">
            <text:p>access_base_res_partner_secretary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 calcext:value-type="string">
            <text:p>access_base_res_users_secretary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_manag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 calcext:value-type="string">
            <text:p>access_academic_title_departament_manag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 calcext:value-type="string">
            <text:p>access_academic_career_line_departament_manag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 calcext:value-type="string">
            <text:p>access_academic_career_departament_manag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 calcext:value-type="string">
            <text:p>access_academic_charge_departament_manag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 calcext:value-type="string">
            <text:p>access_academic_course_line_departament_manag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 calcext:value-type="string">
            <text:p>access_academic_course_departament_manag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 calcext:value-type="string">
            <text:p>access_academic_course_parallel_departament_manag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 calcext:value-type="string">
            <text:p>access_academic_distributive_detail_departament_manag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 calcext:value-type="string">
            <text:p>access_academic_distributive_line_departament_manag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 calcext:value-type="string">
            <text:p>access_academic_distributive_departament_manag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 calcext:value-type="string">
            <text:p>access_academic_educational_detail_departament_manag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 calcext:value-type="string">
            <text:p>access_academic_edinstitution_departament_manag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 calcext:value-type="string">
            <text:p>access_academic_enrollment_drag_line_departament_manag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 calcext:value-type="string">
            <text:p>access_academic_enrollment_departament_manag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 calcext:value-type="string">
            <text:p>access_academic_enrollment_period_type_departament_manag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 calcext:value-type="string">
            <text:p>access_academic_enrollment_subject_line_departament_manag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 calcext:value-type="string">
            <text:p>access_academic_equivalence_departament_manager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 calcext:value-type="string">
            <text:p>access_academic_faculty_line_departament_manag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 calcext:value-type="string">
            <text:p>access_academic_faculty_departament_manag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 calcext:value-type="string">
            <text:p>access_academic_family_departament_manag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 calcext:value-type="string">
            <text:p>access_academic_inasistance_departament_manage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 calcext:value-type="string">
            <text:p>access_academic_rate_departament_manager</text:p>
          </table:table-cell>
          <table:table-cell office:value-type="string" calcext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 calcext:value-type="string">
            <text:p>access_academic_inscription_departament_manag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 calcext:value-type="string">
            <text:p>access_academic_institution_departament_manag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 calcext:value-type="string">
            <text:p>access_academic_grid_level_departament_manag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 calcext:value-type="string">
            <text:p>access_academic_grid_departament_manager</text:p>
          </table:table-cell>
          <table:table-cell office:value-type="string" calcext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 calcext:value-type="string">
            <text:p>access_academic_input_departament_manag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 calcext:value-type="string">
            <text:p>access_academic_period_departament_manag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 calcext:value-type="string">
            <text:p>access_academic_person_departament_manager</text:p>
          </table:table-cell>
          <table:table-cell office:value-type="string" calcext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 calcext:value-type="string">
            <text:p>access_academic_registered_departament_manag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 calcext:value-type="string">
            <text:p>access_academic_profession_departament_manag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 calcext:value-type="string">
            <text:p>access_academic_qualitative_departament_manager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 calcext:value-type="string">
            <text:p>access_academic_ratify_departament_manag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 calcext:value-type="string">
            <text:p>access_academic_schedule_line_departament_manager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 calcext:value-type="string">
            <text:p>access_academic_schedule_departament_manager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 calcext:value-type="string">
            <text:p>access_academic_schoolperiod_departament_manag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 calcext:value-type="string">
            <text:p>access_academic_schoolperiod_rule_departament_manag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 calcext:value-type="string">
            <text:p>access_base_res_country_state_departament_manag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 calcext:value-type="string">
            <text:p>access_academic_student_departament_manag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 calcext:value-type="string">
            <text:p>access_academic_subject_departament_manag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 calcext:value-type="string">
            <text:p>access_academic_teacher_departament_manag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 calcext:value-type="string">
            <text:p>access_academic_unit_departament_manager</text:p>
          </table:table-cell>
          <table:table-cell office:value-type="string" calcext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 calcext:value-type="string">
            <text:p>access_base_res_partner_departament_manag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 calcext:value-type="string">
            <text:p>access_base_res_users_departament_manag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manager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 calcext:value-type="string">
            <text:p>access_academic_title_departament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 calcext:value-type="string">
            <text:p>access_academic_career_line_departament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 calcext:value-type="string">
            <text:p>access_academic_career_departament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 calcext:value-type="string">
            <text:p>access_academic_charge_departament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 calcext:value-type="string">
            <text:p>access_academic_course_line_departament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departament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 calcext:value-type="string">
            <text:p>access_academic_course_departament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 calcext:value-type="string">
            <text:p>access_academic_course_parallel_departament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 calcext:value-type="string">
            <text:p>access_academic_distributive_detail_departament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 calcext:value-type="string">
            <text:p>access_academic_distributive_line_departament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 calcext:value-type="string">
            <text:p>access_academic_distributive_departament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 calcext:value-type="string">
            <text:p>access_academic_educational_detail_departament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 calcext:value-type="string">
            <text:p>access_academic_edinstitution_departament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 calcext:value-type="string">
            <text:p>access_academic_enrollment_drag_line_departament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 calcext:value-type="string">
            <text:p>access_academic_enrollment_departa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 calcext:value-type="string">
            <text:p>access_academic_enrollment_period_type_departament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 calcext:value-type="string">
            <text:p>access_academic_enrollment_subject_line_departament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 calcext:value-type="string">
            <text:p>access_academic_equivalence_departament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 calcext:value-type="string">
            <text:p>access_academic_faculty_line_departament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 calcext:value-type="string">
            <text:p>access_academic_faculty_departament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 calcext:value-type="string">
            <text:p>access_academic_family_departament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 calcext:value-type="string">
            <text:p>access_academic_inasistance_departament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 calcext:value-type="string">
            <text:p>access_academic_rate_departament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 calcext:value-type="string">
            <text:p>access_academic_inscription_departament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 calcext:value-type="string">
            <text:p>access_academic_institution_departament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 calcext:value-type="string">
            <text:p>access_academic_grid_level_departament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 calcext:value-type="string">
            <text:p>access_academic_grid_departament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 calcext:value-type="string">
            <text:p>access_academic_input_departamen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 calcext:value-type="string">
            <text:p>access_academic_period_departament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 calcext:value-type="string">
            <text:p>access_academic_person_departament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 calcext:value-type="string">
            <text:p>access_academic_registered_departament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 calcext:value-type="string">
            <text:p>access_academic_profession_departament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 calcext:value-type="string">
            <text:p>access_academic_qualitative_departament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 calcext:value-type="string">
            <text:p>access_academic_ratify_departament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 calcext:value-type="string">
            <text:p>access_academic_schedule_line_departament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 calcext:value-type="string">
            <text:p>access_academic_schedule_departament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 calcext:value-type="string">
            <text:p>access_academic_schoolperiod_departament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 calcext:value-type="string">
            <text:p>access_academic_schoolperiod_rule_departament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 calcext:value-type="string">
            <text:p>access_base_res_country_state_departament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 calcext:value-type="string">
            <text:p>access_academic_student_departam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 calcext:value-type="string">
            <text:p>access_academic_subject_departamen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 calcext:value-type="string">
            <text:p>access_academic_teacher_departament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 calcext:value-type="string">
            <text:p>access_academic_unit_departamen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 calcext:value-type="string">
            <text:p>access_base_res_partner_departament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 calcext:value-type="string">
            <text:p>access_base_res_users_departament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departament_secretary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 calcext:value-type="string">
            <text:p>access_academic_title_secretary</text:p>
          </table:table-cell>
          <table:table-cell office:value-type="string" calcext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 calcext:value-type="string">
            <text:p>access_academic_career_line_secretary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 calcext:value-type="string">
            <text:p>access_academic_career_secretary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 calcext:value-type="string">
            <text:p>access_academic_charge_secretary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 calcext:value-type="string">
            <text:p>access_academic_course_line_secretary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 calcext:value-type="string">
            <text:p>access_academic_course_secretary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 calcext:value-type="string">
            <text:p>access_academic_course_parallel_secretary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ecret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 calcext:value-type="string">
            <text:p>access_academic_distributive_detail_secretary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 calcext:value-type="string">
            <text:p>access_academic_distributive_line_secretary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 calcext:value-type="string">
            <text:p>access_academic_distributive_secretary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 calcext:value-type="string">
            <text:p>access_academic_educational_detail_secretary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 calcext:value-type="string">
            <text:p>access_academic_edinstitution_secretary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 calcext:value-type="string">
            <text:p>access_academic_enrollment_drag_line_secretary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 calcext:value-type="string">
            <text:p>access_academic_enrollment_secretary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 calcext:value-type="string">
            <text:p>access_academic_enrollment_period_type_secretary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 calcext:value-type="string">
            <text:p>access_academic_enrollment_subject_line_secretary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ecretary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 calcext:value-type="string">
            <text:p>access_academic_equivalence_secretary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 calcext:value-type="string">
            <text:p>access_academic_faculty_line_secretary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 calcext:value-type="string">
            <text:p>access_academic_faculty_secretary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 calcext:value-type="string">
            <text:p>access_academic_family_secretary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 calcext:value-type="string">
            <text:p>access_academic_inasistance_secretary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 calcext:value-type="string">
            <text:p>access_academic_rate_secretary</text:p>
          </table:table-cell>
          <table:table-cell office:value-type="string" calcext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 calcext:value-type="string">
            <text:p>access_academic_inscription_secretary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 calcext:value-type="string">
            <text:p>access_academic_institution_secretary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 calcext:value-type="string">
            <text:p>access_academic_grid_level_secretary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 calcext:value-type="string">
            <text:p>access_academic_grid_secretary</text:p>
          </table:table-cell>
          <table:table-cell office:value-type="string" calcext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 calcext:value-type="string">
            <text:p>access_academic_input_secretary</text:p>
          </table:table-cell>
          <table:table-cell office:value-type="string" calcext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 calcext:value-type="string">
            <text:p>access_academic_period_secretary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 calcext:value-type="string">
            <text:p>access_academic_person_secretary</text:p>
          </table:table-cell>
          <table:table-cell office:value-type="string" calcext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 calcext:value-type="string">
            <text:p>access_academic_registered_secretary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 calcext:value-type="string">
            <text:p>access_academic_profession_secretary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 calcext:value-type="string">
            <text:p>access_academic_qualitative_secretary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 calcext:value-type="string">
            <text:p>access_academic_ratify_secretary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ecretar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 calcext:value-type="string">
            <text:p>access_academic_schedule_line_secretary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 calcext:value-type="string">
            <text:p>access_academic_schedule_secretary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 calcext:value-type="string">
            <text:p>access_academic_schoolperiod_secretary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 calcext:value-type="string">
            <text:p>access_academic_schoolperiod_rule_secretary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 calcext:value-type="string">
            <text:p>access_base_res_country_state_secretary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 calcext:value-type="string">
            <text:p>access_academic_student_secretary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 calcext:value-type="string">
            <text:p>access_academic_subject_secretary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 calcext:value-type="string">
            <text:p>access_academic_teacher_secretary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 calcext:value-type="string">
            <text:p>access_academic_unit_secretary</text:p>
          </table:table-cell>
          <table:table-cell office:value-type="string" calcext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 calcext:value-type="string">
            <text:p>access_base_res_partner_secretary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 calcext:value-type="string">
            <text:p>access_base_res_users_secretary</text:p>
          </table:table-cell>
          <table:table-cell office:value-type="string" calcext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 calcext:value-type="string">
            <text:p>access_report_aeroo_report_mimetypes_secretary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secretar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 calcext:value-type="string">
            <text:p>access_academic_title_teacher</text:p>
          </table:table-cell>
          <table:table-cell office:value-type="string" calcext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 calcext:value-type="string">
            <text:p>access_academic_career_teache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 calcext:value-type="string">
            <text:p>access_academic_career_line_teacher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 calcext:value-type="string">
            <text:p>access_academic_charge_teacher</text:p>
          </table:table-cell>
          <table:table-cell office:value-type="string" calcext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 calcext:value-type="string">
            <text:p>access_academic_course_teache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 calcext:value-type="string">
            <text:p>access_academic_course_line_teache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 calcext:value-type="string">
            <text:p>access_academic_course_parallel_teache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 calcext:value-type="string">
            <text:p>access_academic_distributive_teacher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 calcext:value-type="string">
            <text:p>access_academic_distributive_detail_teache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 calcext:value-type="string">
            <text:p>access_academic_distributive_line_teacher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 calcext:value-type="string">
            <text:p>access_academic_edinstitution_teacher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 calcext:value-type="string">
            <text:p>access_academic_educational_detail_teacher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 calcext:value-type="string">
            <text:p>access_academic_enrollment_teacher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 calcext:value-type="string">
            <text:p>access_academic_enrollment_drag_line_teacher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 calcext:value-type="string">
            <text:p>access_academic_enrollment_period_type_teacher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 calcext:value-type="string">
            <text:p>access_academic_enrollment_subject_line_teacher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 calcext:value-type="string">
            <text:p>access_academic_faculty_teacher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 calcext:value-type="string">
            <text:p>access_academic_faculty_line_teacher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 calcext:value-type="string">
            <text:p>access_academic_family_teacher</text:p>
          </table:table-cell>
          <table:table-cell office:value-type="string" calcext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 calcext:value-type="string">
            <text:p>access_academic_rate_teacher</text:p>
          </table:table-cell>
          <table:table-cell office:value-type="string" calcext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teac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 calcext:value-type="string">
            <text:p>access_academic_inscription_teacher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teach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 calcext:value-type="string">
            <text:p>access_academic_institution_teacher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 calcext:value-type="string">
            <text:p>access_academic_grid_teacher</text:p>
          </table:table-cell>
          <table:table-cell office:value-type="string" calcext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 calcext:value-type="string">
            <text:p>access_academic_grid_level_teacher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 calcext:value-type="string">
            <text:p>access_academic_period_teache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 calcext:value-type="string">
            <text:p>access_academic_input_teacher</text:p>
          </table:table-cell>
          <table:table-cell office:value-type="string" calcext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 calcext:value-type="string">
            <text:p>access_academic_registered_teacher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 calcext:value-type="string">
            <text:p>access_academic_profession_teacher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 calcext:value-type="string">
            <text:p>access_academic_ratify_teacher</text:p>
          </table:table-cell>
          <table:table-cell office:value-type="string" calcext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 calcext:value-type="string">
            <text:p>access_academic_schoolperiod_teache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 calcext:value-type="string">
            <text:p>access_academic_schoolperiod_rule_teacher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 calcext:value-type="string">
            <text:p>access_base_res_country_state_teacher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 calcext:value-type="string">
            <text:p>access_academic_student_teacher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 calcext:value-type="string">
            <text:p>access_academic_subject_teacher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 calcext:value-type="string">
            <text:p>access_academic_teacher_teacher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 calcext:value-type="string">
            <text:p>access_academic_unit_teacher</text:p>
          </table:table-cell>
          <table:table-cell office:value-type="string" calcext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 calcext:value-type="string">
            <text:p>access_base_res_partner_teacher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 calcext:value-type="string">
            <text:p>access_base_res_users_teacher</text:p>
          </table:table-cell>
          <table:table-cell office:value-type="string" calcext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teacher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 calcext:value-type="string">
            <text:p>access_academic_career_inspector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 calcext:value-type="string">
            <text:p>access_academic_course_inspector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 calcext:value-type="string">
            <text:p>access_academic_course_line_inspector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 calcext:value-type="string">
            <text:p>access_academic_course_parallel_inspector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 calcext:value-type="string">
            <text:p>access_academic_distributive_detail_inspector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 calcext:value-type="string">
            <text:p>access_academic_inasistance_inspector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inspecto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 calcext:value-type="string">
            <text:p>access_academic_input_inspector</text:p>
          </table:table-cell>
          <table:table-cell office:value-type="string" calcext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 calcext:value-type="string">
            <text:p>access_academic_period_inspector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 calcext:value-type="string">
            <text:p>access_academic_schoolperiod_inspector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inspecto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 calcext:value-type="string">
            <text:p>access_academic_title_student</text:p>
          </table:table-cell>
          <table:table-cell office:value-type="string" calcext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 calcext:value-type="string">
            <text:p>model_academic_tit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 calcext:value-type="string">
            <text:p>access_academic_career_line_student</text:p>
          </table:table-cell>
          <table:table-cell office:value-type="string" calcext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 calcext:value-type="string">
            <text:p>model_academic_career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 calcext:value-type="string">
            <text:p>access_academic_career_student</text:p>
          </table:table-cell>
          <table:table-cell office:value-type="string" calcext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 calcext:value-type="string">
            <text:p>model_academic_care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 calcext:value-type="string">
            <text:p>access_academic_charge_student</text:p>
          </table:table-cell>
          <table:table-cell office:value-type="string" calcext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 calcext:value-type="string">
            <text:p>model_academic_charg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 calcext:value-type="string">
            <text:p>access_academic_course_line_student</text:p>
          </table:table-cell>
          <table:table-cell office:value-type="string" calcext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 calcext:value-type="string">
            <text:p>model_academic_cours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 calcext:value-type="string">
            <text:p>access_academic_course_student</text:p>
          </table:table-cell>
          <table:table-cell office:value-type="string" calcext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 calcext:value-type="string">
            <text:p>model_academic_cours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 calcext:value-type="string">
            <text:p>access_academic_course_parallel_student</text:p>
          </table:table-cell>
          <table:table-cell office:value-type="string" calcext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 calcext:value-type="string">
            <text:p>model_academic_course_parall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 calcext:value-type="string">
            <text:p>access_academic_distributive_detail_student</text:p>
          </table:table-cell>
          <table:table-cell office:value-type="string" calcext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 calcext:value-type="string">
            <text:p>model_academic_distributive_detail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 calcext:value-type="string">
            <text:p>access_academic_distributive_line_student</text:p>
          </table:table-cell>
          <table:table-cell office:value-type="string" calcext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 calcext:value-type="string">
            <text:p>model_academic_distributive_lin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 calcext:value-type="string">
            <text:p>access_academic_distributive_student</text:p>
          </table:table-cell>
          <table:table-cell office:value-type="string" calcext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 calcext:value-type="string">
            <text:p>model_academic_distributiv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 calcext:value-type="string">
            <text:p>access_academic_educational_detail_student</text:p>
          </table:table-cell>
          <table:table-cell office:value-type="string" calcext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 calcext:value-type="string">
            <text:p>model_academic_educational_detai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 calcext:value-type="string">
            <text:p>access_academic_edinstitution_student</text:p>
          </table:table-cell>
          <table:table-cell office:value-type="string" calcext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 calcext:value-type="string">
            <text:p>model_academic_ed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 calcext:value-type="string">
            <text:p>access_academic_enrollment_drag_line_student</text:p>
          </table:table-cell>
          <table:table-cell office:value-type="string" calcext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 calcext:value-type="string">
            <text:p>model_academic_enrollment_drag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 calcext:value-type="string">
            <text:p>access_academic_enrollment_student</text:p>
          </table:table-cell>
          <table:table-cell office:value-type="string" calcext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 calcext:value-type="string">
            <text:p>model_academic_enrollm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 calcext:value-type="string">
            <text:p>access_academic_enrollment_period_type_student</text:p>
          </table:table-cell>
          <table:table-cell office:value-type="string" calcext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 calcext:value-type="string">
            <text:p>model_academic_enrollment_period_typ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 calcext:value-type="string">
            <text:p>access_academic_enrollment_subject_line_student</text:p>
          </table:table-cell>
          <table:table-cell office:value-type="string" calcext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 calcext:value-type="string">
            <text:p>model_academic_enrollment_subject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 calcext:value-type="string">
            <text:p>access_academic_equivalence_student</text:p>
          </table:table-cell>
          <table:table-cell office:value-type="string" calcext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 calcext:value-type="string">
            <text:p>model_academic_equivale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 calcext:value-type="string">
            <text:p>access_academic_faculty_line_student</text:p>
          </table:table-cell>
          <table:table-cell office:value-type="string" calcext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 calcext:value-type="string">
            <text:p>model_academic_faculty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 calcext:value-type="string">
            <text:p>access_academic_faculty_student</text:p>
          </table:table-cell>
          <table:table-cell office:value-type="string" calcext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 calcext:value-type="string">
            <text:p>model_academic_facult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 calcext:value-type="string">
            <text:p>access_academic_family_student</text:p>
          </table:table-cell>
          <table:table-cell office:value-type="string" calcext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 calcext:value-type="string">
            <text:p>model_academic_family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 calcext:value-type="string">
            <text:p>access_academic_inasistance_student</text:p>
          </table:table-cell>
          <table:table-cell office:value-type="string" calcext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 calcext:value-type="string">
            <text:p>model_academic_inasistanc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 calcext:value-type="string">
            <text:p>access_academic_rate_student</text:p>
          </table:table-cell>
          <table:table-cell office:value-type="string" calcext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 calcext:value-type="string">
            <text:p>model_academic_r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 calcext:value-type="string">
            <text:p>access_academic_inscription_student</text:p>
          </table:table-cell>
          <table:table-cell office:value-type="string" calcext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 calcext:value-type="string">
            <text:p>model_academic_inscrip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 calcext:value-type="string">
            <text:p>access_academic_institution_student</text:p>
          </table:table-cell>
          <table:table-cell office:value-type="string" calcext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 calcext:value-type="string">
            <text:p>model_academic_institut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 calcext:value-type="string">
            <text:p>access_academic_grid_level_student</text:p>
          </table:table-cell>
          <table:table-cell office:value-type="string" calcext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 calcext:value-type="string">
            <text:p>model_academic_grid_level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 calcext:value-type="string">
            <text:p>access_academic_grid_student</text:p>
          </table:table-cell>
          <table:table-cell office:value-type="string" calcext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 calcext:value-type="string">
            <text:p>model_academic_gri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 calcext:value-type="string">
            <text:p>access_academic_input_student</text:p>
          </table:table-cell>
          <table:table-cell office:value-type="string" calcext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 calcext:value-type="string">
            <text:p>model_academic_inpu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 calcext:value-type="string">
            <text:p>access_academic_period_student</text:p>
          </table:table-cell>
          <table:table-cell office:value-type="string" calcext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 calcext:value-type="string">
            <text:p>model_academic_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 calcext:value-type="string">
            <text:p>access_academic_person_student</text:p>
          </table:table-cell>
          <table:table-cell office:value-type="string" calcext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 calcext:value-type="string">
            <text:p>model_academic_pers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 calcext:value-type="string">
            <text:p>access_academic_registered_student</text:p>
          </table:table-cell>
          <table:table-cell office:value-type="string" calcext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 calcext:value-type="string">
            <text:p>model_academic_registere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 calcext:value-type="string">
            <text:p>access_academic_profession_student</text:p>
          </table:table-cell>
          <table:table-cell office:value-type="string" calcext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 calcext:value-type="string">
            <text:p>model_academic_profession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 calcext:value-type="string">
            <text:p>access_academic_qualitative_student</text:p>
          </table:table-cell>
          <table:table-cell office:value-type="string" calcext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 calcext:value-type="string">
            <text:p>model_academic_qualitativ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 calcext:value-type="string">
            <text:p>access_academic_ratify_student</text:p>
          </table:table-cell>
          <table:table-cell office:value-type="string" calcext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 calcext:value-type="string">
            <text:p>model_academic_ratify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 calcext:value-type="string">
            <text:p>access_academic_schedule_line_student</text:p>
          </table:table-cell>
          <table:table-cell office:value-type="string" calcext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 calcext:value-type="string">
            <text:p>model_academic_schedule_lin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 calcext:value-type="string">
            <text:p>access_academic_schedule_student</text:p>
          </table:table-cell>
          <table:table-cell office:value-type="string" calcext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 calcext:value-type="string">
            <text:p>model_academic_schedul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 calcext:value-type="string">
            <text:p>access_academic_schoolperiod_student</text:p>
          </table:table-cell>
          <table:table-cell office:value-type="string" calcext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 calcext:value-type="string">
            <text:p>model_academic_schoolperiod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 calcext:value-type="string">
            <text:p>access_academic_schoolperiod_rule_student</text:p>
          </table:table-cell>
          <table:table-cell office:value-type="string" calcext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 calcext:value-type="string">
            <text:p>model_academic_schoolperiod_rule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 calcext:value-type="string">
            <text:p>access_base_res_country_state_student</text:p>
          </table:table-cell>
          <table:table-cell office:value-type="string" calcext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 calcext:value-type="string">
            <text:p>base.model_res_country_state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 calcext:value-type="string">
            <text:p>access_academic_student_student</text:p>
          </table:table-cell>
          <table:table-cell office:value-type="string" calcext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 calcext:value-type="string">
            <text:p>model_academic_studen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 calcext:value-type="string">
            <text:p>access_academic_subject_student</text:p>
          </table:table-cell>
          <table:table-cell office:value-type="string" calcext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 calcext:value-type="string">
            <text:p>model_academic_subjec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 calcext:value-type="string">
            <text:p>access_academic_teacher_student</text:p>
          </table:table-cell>
          <table:table-cell office:value-type="string" calcext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 calcext:value-type="string">
            <text:p>model_academic_teacher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 calcext:value-type="string">
            <text:p>access_academic_unit_student</text:p>
          </table:table-cell>
          <table:table-cell office:value-type="string" calcext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 calcext:value-type="string">
            <text:p>model_academic_unit</text:p>
          </table:table-cell>
          <table:table-cell office:value-type="string" calcext:value-type="string">
            <text:p>group_academic_student</text:p>
          </table:table-cell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 calcext:value-type="string">
            <text:p>access_base_res_partner_student</text:p>
          </table:table-cell>
          <table:table-cell office:value-type="string" calcext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 calcext:value-type="string">
            <text:p>base.model_res_partner</text:p>
          </table:table-cell>
          <table:table-cell office:value-type="string" calcext:value-type="string">
            <text:p>group_academic_student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 calcext:value-type="string">
            <text:p>access_base_res_users_student</text:p>
          </table:table-cell>
          <table:table-cell office:value-type="string" calcext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 calcext:value-type="string">
            <text:p>base.model_res_users</text:p>
          </table:table-cell>
          <table:table-cell office:value-type="string" calcext:value-type="string">
            <text:p>group_academic_student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 calcext:value-type="string">
            <text:p>access_report_aeroo_report_mimetypes_teacher</text:p>
          </table:table-cell>
          <table:table-cell office:value-type="string" calcext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 calcext:value-type="string">
            <text:p>report_aeroo.model_report_mimetypes</text:p>
          </table:table-cell>
          <table:table-cell office:value-type="string" calcext:value-type="string">
            <text:p>group_academic_teach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0" office:value-type="string" calcext:value-type="string">
            <text:p>perm_read</text:p>
          </table:table-cell>
          <table:table-cell table:style-name="ce10" office:value-type="string" calcext:value-type="string">
            <text:p>perm_write</text:p>
          </table:table-cell>
          <table:table-cell table:style-name="ce10" office:value-type="string" calcext:value-type="string">
            <text:p>perm_create</text:p>
          </table:table-cell>
          <table:table-cell table:style-name="ce10" office:value-type="string" calcext:value-type="string">
            <text:p>perm_unlink</text:p>
          </table:table-cell>
          <table:table-cell table:style-name="ce21" table:number-columns-repeated="1016"/>
        </table:table-row>
        <table:table-row table:style-name="ro4">
          <table:table-cell table:style-name="ce3" table:formula="of:=CONCATENATE( &quot;access_&quot;;  SUBSTITUTE([.B2];&quot;.&quot;;&quot;_&quot;); &quot;_&quot; ;RIGHT([.D2];LEN([.D2])-FIND(&quot;_&quot;;[.D2]))          )" office:value-type="string" office:string-value="access_kemas_task_assigned_kemas_manager" calcext:value-type="string">
            <text:p>access_kemas_task_assigned_kemas_manager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&quot;kemas_tasks.&quot;; &quot;model_&quot;;  SUBSTITUTE([.B2];&quot;.&quot;;&quot;_&quot;)          )" office:value-type="string" office:string-value="kemas_tasks.model_kemas_task_assigned" calcext:value-type="string">
            <text:p>kemas_tasks.model_kemas_task_assigned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];&quot;.&quot;;&quot;_&quot;); &quot;_&quot; ;RIGHT([.D3];LEN([.D3])-FIND(&quot;_&quot;;[.D3]))          )" office:value-type="string" office:string-value="access_kemas_task_kemas_manager" calcext:value-type="string">
            <text:p>access_kemas_task_kemas_manager</text:p>
          </table:table-cell>
          <table:table-cell office:value-type="string" calcext:value-type="string">
            <text:p>kemas.task</text:p>
          </table:table-cell>
          <table:table-cell table:style-name="ce3" table:formula="of:=CONCATENATE(&quot;kemas_tasks.&quot;; &quot;model_&quot;;  SUBSTITUTE([.B3];&quot;.&quot;;&quot;_&quot;)          )" office:value-type="string" office:string-value="kemas_tasks.model_kemas_task" calcext:value-type="string">
            <text:p>kemas_tasks.model_kemas_task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];&quot;.&quot;;&quot;_&quot;); &quot;_&quot; ;RIGHT([.D4];LEN([.D4])-FIND(&quot;_&quot;;[.D4]))          )" office:value-type="string" office:string-value="access_kemas_task_type_kemas_manager" calcext:value-type="string">
            <text:p>access_kemas_task_type_kemas_manager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&quot;kemas_tasks.&quot;; &quot;model_&quot;;  SUBSTITUTE([.B4];&quot;.&quot;;&quot;_&quot;)          )" office:value-type="string" office:string-value="kemas_tasks.model_kemas_task_type" calcext:value-type="string">
            <text:p>kemas_tasks.model_kemas_task_type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];&quot;.&quot;;&quot;_&quot;); &quot;_&quot; ;RIGHT([.D5];LEN([.D5])-FIND(&quot;_&quot;;[.D5]))          )" office:value-type="string" office:string-value="access_kemas_task_category_kemas_manager" calcext:value-type="string">
            <text:p>access_kemas_task_category_kemas_manager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&quot;kemas_tasks.&quot;; &quot;model_&quot;;  SUBSTITUTE([.B5];&quot;.&quot;;&quot;_&quot;)          )" office:value-type="string" office:string-value="kemas_tasks.model_kemas_task_category" calcext:value-type="string">
            <text:p>kemas_tasks.model_kemas_task_category</text:p>
          </table:table-cell>
          <table:table-cell office:value-type="string" calcext:value-type="string">
            <text:p>kemas.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7];&quot;.&quot;;&quot;_&quot;); &quot;_&quot; ;RIGHT([.D7];LEN([.D7])-FIND(&quot;_&quot;;[.D7]))          )" office:value-type="string" office:string-value="access_kemas_task_assigned_kemas_collaborator" calcext:value-type="string">
            <text:p>access_kemas_task_assigned_kemas_collaborator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&quot;kemas_tasks.&quot;; &quot;model_&quot;;  SUBSTITUTE([.B7];&quot;.&quot;;&quot;_&quot;)          )" office:value-type="string" office:string-value="kemas_tasks.model_kemas_task_assigned" calcext:value-type="string">
            <text:p>kemas_tasks.model_kemas_task_assigned</text:p>
          </table:table-cell>
          <table:table-cell office:value-type="string" calcext:value-type="string">
            <text:p>kemas.group_kemas_collaborato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];&quot;.&quot;;&quot;_&quot;); &quot;_&quot; ;RIGHT([.D8];LEN([.D8])-FIND(&quot;_&quot;;[.D8]))          )" office:value-type="string" office:string-value="access_kemas_task_kemas_collaborator" calcext:value-type="string">
            <text:p>access_kemas_task_kemas_collaborator</text:p>
          </table:table-cell>
          <table:table-cell office:value-type="string" calcext:value-type="string">
            <text:p>kemas.task</text:p>
          </table:table-cell>
          <table:table-cell table:style-name="ce3" table:formula="of:=CONCATENATE(&quot;kemas_tasks.&quot;; &quot;model_&quot;;  SUBSTITUTE([.B8];&quot;.&quot;;&quot;_&quot;)          )" office:value-type="string" office:string-value="kemas_tasks.model_kemas_task" calcext:value-type="string">
            <text:p>kemas_tasks.model_kemas_task</text:p>
          </table:table-cell>
          <table:table-cell office:value-type="string" calcext:value-type="string">
            <text:p>kemas.group_kemas_collaborator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];&quot;.&quot;;&quot;_&quot;); &quot;_&quot; ;RIGHT([.D9];LEN([.D9])-FIND(&quot;_&quot;;[.D9]))          )" office:value-type="string" office:string-value="access_kemas_task_type_kemas_collaborator" calcext:value-type="string">
            <text:p>access_kemas_task_type_kemas_collaborator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&quot;kemas_tasks.&quot;; &quot;model_&quot;;  SUBSTITUTE([.B9];&quot;.&quot;;&quot;_&quot;)          )" office:value-type="string" office:string-value="kemas_tasks.model_kemas_task_type" calcext:value-type="string">
            <text:p>kemas_tasks.model_kemas_task_type</text:p>
          </table:table-cell>
          <table:table-cell office:value-type="string" calcext:value-type="string">
            <text:p>kemas.group_kemas_collaborator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];&quot;.&quot;;&quot;_&quot;); &quot;_&quot; ;RIGHT([.D10];LEN([.D10])-FIND(&quot;_&quot;;[.D10]))          )" office:value-type="string" office:string-value="access_kemas_task_category_kemas_collaborator" calcext:value-type="string">
            <text:p>access_kemas_task_category_kemas_collaborator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&quot;kemas_tasks.&quot;; &quot;model_&quot;;  SUBSTITUTE([.B10];&quot;.&quot;;&quot;_&quot;)          )" office:value-type="string" office:string-value="kemas_tasks.model_kemas_task_category" calcext:value-type="string">
            <text:p>kemas_tasks.model_kemas_task_category</text:p>
          </table:table-cell>
          <table:table-cell office:value-type="string" calcext:value-type="string">
            <text:p>kemas.group_kemas_collaborator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task_assigned_kemas_register_attedance" calcext:value-type="string">
            <text:p>access_kemas_task_assigned_kemas_register_attedance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&quot;kemas_tasks.&quot;; &quot;model_&quot;;  SUBSTITUTE([.B12];&quot;.&quot;;&quot;_&quot;)          )" office:value-type="string" office:string-value="kemas_tasks.model_kemas_task_assigned" calcext:value-type="string">
            <text:p>kemas_tasks.model_kemas_task_assigned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task_kemas_register_attedance" calcext:value-type="string">
            <text:p>access_kemas_task_kemas_register_attedance</text:p>
          </table:table-cell>
          <table:table-cell office:value-type="string" calcext:value-type="string">
            <text:p>kemas.task</text:p>
          </table:table-cell>
          <table:table-cell table:style-name="ce3" table:formula="of:=CONCATENATE(&quot;kemas_tasks.&quot;; &quot;model_&quot;;  SUBSTITUTE([.B13];&quot;.&quot;;&quot;_&quot;)          )" office:value-type="string" office:string-value="kemas_tasks.model_kemas_task" calcext:value-type="string">
            <text:p>kemas_tasks.model_kemas_task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task_type_kemas_register_attedance" calcext:value-type="string">
            <text:p>access_kemas_task_type_kemas_register_attedance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&quot;kemas_tasks.&quot;; &quot;model_&quot;;  SUBSTITUTE([.B14];&quot;.&quot;;&quot;_&quot;)          )" office:value-type="string" office:string-value="kemas_tasks.model_kemas_task_type" calcext:value-type="string">
            <text:p>kemas_tasks.model_kemas_task_type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task_category_kemas_register_attedance" calcext:value-type="string">
            <text:p>access_kemas_task_category_kemas_register_attedance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&quot;kemas_tasks.&quot;; &quot;model_&quot;;  SUBSTITUTE([.B15];&quot;.&quot;;&quot;_&quot;)          )" office:value-type="string" office:string-value="kemas_tasks.model_kemas_task_category" calcext:value-type="string">
            <text:p>kemas_tasks.model_kemas_task_category</text:p>
          </table:table-cell>
          <table:table-cell office:value-type="string" calcext:value-type="string">
            <text:p>kemas.group_kemas_register_attedance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6"/>
          <table:table-cell table:style-name="ce8"/>
          <table:table-cell table:style-name="ce6"/>
          <table:table-cell table:style-name="ce8" table:number-columns-repeated="1021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task_assigned_kemas_admin" calcext:value-type="string">
            <text:p>access_kemas_task_assigned_kemas_admin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&quot;kemas_tasks.&quot;; &quot;model_&quot;;  SUBSTITUTE([.B17];&quot;.&quot;;&quot;_&quot;)          )" office:value-type="string" office:string-value="kemas_tasks.model_kemas_task_assigned" calcext:value-type="string">
            <text:p>kemas_tasks.model_kemas_task_assigned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task_kemas_admin" calcext:value-type="string">
            <text:p>access_kemas_task_kemas_admin</text:p>
          </table:table-cell>
          <table:table-cell office:value-type="string" calcext:value-type="string">
            <text:p>kemas.task</text:p>
          </table:table-cell>
          <table:table-cell table:style-name="ce3" table:formula="of:=CONCATENATE(&quot;kemas_tasks.&quot;; &quot;model_&quot;;  SUBSTITUTE([.B18];&quot;.&quot;;&quot;_&quot;)          )" office:value-type="string" office:string-value="kemas_tasks.model_kemas_task" calcext:value-type="string">
            <text:p>kemas_tasks.model_kemas_task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task_type_kemas_admin" calcext:value-type="string">
            <text:p>access_kemas_task_type_kemas_admin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&quot;kemas_tasks.&quot;; &quot;model_&quot;;  SUBSTITUTE([.B19];&quot;.&quot;;&quot;_&quot;)          )" office:value-type="string" office:string-value="kemas_tasks.model_kemas_task_type" calcext:value-type="string">
            <text:p>kemas_tasks.model_kemas_task_type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task_category_kemas_admin" calcext:value-type="string">
            <text:p>access_kemas_task_category_kemas_admin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&quot;kemas_tasks.&quot;; &quot;model_&quot;;  SUBSTITUTE([.B20];&quot;.&quot;;&quot;_&quot;)          )" office:value-type="string" office:string-value="kemas_tasks.model_kemas_task_category" calcext:value-type="string">
            <text:p>kemas_tasks.model_kemas_task_category</text:p>
          </table:table-cell>
          <table:table-cell office:value-type="string" calcext:value-type="string">
            <text:p>kemas.group_kemas_admin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9"/>
          <table:table-cell table:style-name="ce7"/>
          <table:table-cell table:style-name="ce9"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2" table:number-rows-repeated="104812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2:Hoja2.H3 Hoja2.E7:Hoja2.H8 Hoja2.E12:Hoja2.H13 Hoja2.E18:Hoja2.H18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4:Hoja2.H4">
            <calcext:condition calcext:apply-style-name="Untitled3" calcext:value="=0" calcext:base-cell-address="Hoja2.E4"/>
            <calcext:condition calcext:apply-style-name="Untitled2" calcext:value="=1" calcext:base-cell-address="Hoja2.E4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9:Hoja2.H9">
            <calcext:condition calcext:apply-style-name="Untitled3" calcext:value="=0" calcext:base-cell-address="Hoja2.E9"/>
            <calcext:condition calcext:apply-style-name="Untitled2" calcext:value="=1" calcext:base-cell-address="Hoja2.E9"/>
          </calcext:conditional-format>
          <calcext:conditional-format calcext:target-range-address="Hoja2.E10:Hoja2.H10">
            <calcext:condition calcext:apply-style-name="Untitled3" calcext:value="=0" calcext:base-cell-address="Hoja2.E10"/>
            <calcext:condition calcext:apply-style-name="Untitled2" calcext:value="=1" calcext:base-cell-address="Hoja2.E10"/>
          </calcext:conditional-format>
          <calcext:conditional-format calcext:target-range-address="Hoja2.E14:Hoja2.H14">
            <calcext:condition calcext:apply-style-name="Untitled3" calcext:value="=0" calcext:base-cell-address="Hoja2.E14"/>
            <calcext:condition calcext:apply-style-name="Untitled2" calcext:value="=1" calcext:base-cell-address="Hoja2.E14"/>
          </calcext:conditional-format>
          <calcext:conditional-format calcext:target-range-address="Hoja2.E15:Hoja2.H15">
            <calcext:condition calcext:apply-style-name="Untitled3" calcext:value="=0" calcext:base-cell-address="Hoja2.E15"/>
            <calcext:condition calcext:apply-style-name="Untitled2" calcext:value="=1" calcext:base-cell-address="Hoja2.E15"/>
          </calcext:conditional-format>
          <calcext:conditional-format calcext:target-range-address="Hoja2.E19:Hoja2.H19">
            <calcext:condition calcext:apply-style-name="Untitled3" calcext:value="=0" calcext:base-cell-address="Hoja2.E19"/>
            <calcext:condition calcext:apply-style-name="Untitled2" calcext:value="=1" calcext:base-cell-address="Hoja2.E19"/>
          </calcext:conditional-format>
          <calcext:conditional-format calcext:target-range-address="Hoja2.E20:Hoja2.H20">
            <calcext:condition calcext:apply-style-name="Untitled3" calcext:value="=0" calcext:base-cell-address="Hoja2.E20"/>
            <calcext:condition calcext:apply-style-name="Untitled2" calcext:value="=1" calcext:base-cell-address="Hoja2.E20"/>
          </calcext:conditional-format>
          <calcext:conditional-format calcext:target-range-address="Hoja2.E17:Hoja2.H17">
            <calcext:condition calcext:apply-style-name="Untitled3" calcext:value="=0" calcext:base-cell-address="Hoja2.E17"/>
            <calcext:condition calcext:apply-style-name="Untitled2" calcext:value="=1" calcext:base-cell-address="Hoja2.E17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1:35:26.7790941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5-08T11:37:38.921760431</dc:date>
    <meta:editing-duration>PT18H35M</meta:editing-duration>
    <meta:editing-cycles>209</meta:editing-cycles>
    <meta:document-statistic meta:table-count="2" meta:cell-count="3024" meta:object-count="0"/>
  </office:meta>
</office:document-meta>
</file>